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Tlwg Typo" svg:font-family="Tlwg Typo"/>
    <style:font-face style:name="Ubuntu" svg:font-family="Ubuntu"/>
    <style:font-face style:name="Arial" svg:font-family="Arial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vertical-align="middle" style:text-align-source="fix" fo:background-color="#81D41A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10pt" style:font-size-asian="10pt" style:font-size-complex="10pt" fo:font-style="normal" fo:font-weight="bold"/>
    </style:style>
    <style:style style:parent-style-name="Default" style:data-style-name="" style:family="table-cell" style:name="ce5">
      <style:table-cell-properties style:vertical-align="middle" style:text-align-source="fix" fo:background-color="#81D41A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6">
      <style:table-cell-properties style:vertical-align="middle" style:text-align-source="fix" fo:background-color="#81D41A" fo:border="0.06pt solid #000000" fo:wrap-option="wrap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1" style:family="table-cell" style:name="ce7">
      <style:table-cell-properties style:vertical-align="middle" fo:background-color="#EEEEEE" fo:border="0.06pt solid #000000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8">
      <style:table-cell-properties style:vertical-align="middle" fo:background-color="#EEEEEE" fo:border="0.06pt solid #000000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3" style:family="table-cell" style:name="ce9">
      <style:table-cell-properties style:vertical-align="middle" fo:background-color="#EEEEEE" fo:border="0.06pt solid #000000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1" style:family="table-cell" style:name="ce10">
      <style:table-cell-properties style:vertical-align="middle" fo:background-color="transparent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1" style:family="table-cell" style:name="ce11">
      <style:table-cell-properties style:vertical-align="middle" fo:background-color="transparent"/>
      <style:paragraph-properties style:vertical-align="middle" style:writing-mode="page"/>
      <style:text-properties fo:font-family="Tlwg Typo" style:font-family-asian="Tlwg Typo" style:font-family-complex="Tlwg Typo" fo:font-size="8pt" style:font-size-asian="8pt" style:font-size-complex="8pt" fo:font-style="normal" fo:font-weight="normal"/>
    </style:style>
    <style:style style:parent-style-name="Default" style:data-style-name="" style:family="table-cell" style:name="ce12">
      <style:table-cell-properties style:vertical-align="middle" fo:background-color="transparent" fo:border="0.06pt solid #000000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13">
      <style:table-cell-properties style:vertical-align="middle" style:text-align-source="fix" fo:background-color="#DDDDDD" fo:border="0.06pt solid #000000"/>
      <style:paragraph-properties fo:text-align="end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3" style:family="table-cell" style:name="ce14">
      <style:table-cell-properties style:vertical-align="middle" fo:background-color="#DDDDDD" fo:border="0.06pt solid #000000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15">
      <style:table-cell-properties style:vertical-align="middle" style:text-align-source="fix" fo:background-color="#81D41A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12pt" style:font-size-asian="12pt" style:font-size-complex="12pt" fo:font-style="normal" fo:font-weight="normal"/>
    </style:style>
    <style:style style:parent-style-name="Default" style:data-style-name="" style:family="table-cell" style:name="ce16">
      <style:table-cell-properties style:vertical-align="middle" style:text-align-source="fix" fo:background-color="#81D41A" fo:border="0.06pt solid #000000" fo:wrap-option="wrap"/>
      <style:paragraph-properties fo:text-align="center" style:vertical-align="middle" style:writing-mode="page"/>
      <style:text-properties fo:font-family="Ubuntu" style:font-family-asian="Ubuntu" style:font-family-complex="Ubuntu" fo:font-size="6pt" style:font-size-asian="6pt" style:font-size-complex="6pt" fo:font-style="normal" fo:font-weight="normal"/>
    </style:style>
    <style:style style:parent-style-name="Default" style:data-style-name="" style:family="table-cell" style:name="ce17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1" style:family="table-cell" style:name="ce18">
      <style:table-cell-properties style:vertical-align="middle" style:text-align-source="fix" fo:background-color="#81D41A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4" style:family="table-cell" style:name="ce19">
      <style:table-cell-properties style:vertical-align="middle" style:text-align-source="fix" fo:background-color="#EEEEEE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20">
      <style:table-cell-properties style:vertical-align="middle" fo:background-color="#81D41A" fo:border="0.06pt solid #000000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21">
      <style:table-cell-properties style:vertical-align="middle" fo:background-color="transparent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22">
      <style:table-cell-properties style:vertical-align="middle" style:text-align-source="fix" fo:background-color="#81D41A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10pt" style:font-size-asian="10pt" style:font-size-complex="10pt" fo:font-style="normal" fo:font-weight="normal"/>
    </style:style>
    <style:style style:parent-style-name="Default" style:data-style-name="" style:family="table-cell" style:name="ce23">
      <style:table-cell-properties style:vertical-align="middle" style:text-align-source="fix" fo:background-color="#EEEEEE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24">
      <style:table-cell-properties style:vertical-align="middle" style:text-align-source="fix" fo:background-color="#EEEEEE" fo:border="0.06pt solid #000000"/>
      <style:paragraph-properties fo:text-align="center" style:vertical-align="middle" style:writing-mode="page"/>
      <style:text-properties fo:font-family="Arial" style:font-family-asian="Arial" style:font-family-complex="Arial" fo:font-size="8pt" style:font-size-asian="8pt" style:font-size-complex="8pt" fo:font-style="normal" fo:font-weight="normal"/>
    </style:style>
    <style:style style:parent-style-name="Default" style:data-style-name="" style:family="table-cell" style:name="ce25">
      <style:table-cell-properties style:vertical-align="middle" style:text-align-source="fix" fo:background-color="#FFFFD7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26">
      <style:table-cell-properties style:vertical-align="middle" fo:background-color="#FFFFD7" fo:border="0.06pt solid #000000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27">
      <style:table-cell-properties fo:background-color="transparent"/>
      <style:paragraph-properties style:writing-mode="page"/>
      <style:text-properties fo:font-family="Ubuntu" style:font-family-asian="Ubuntu" style:font-family-complex="Ubuntu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4498cm" fo:break-before="auto"/>
    </style:style>
    <style:style style:family="table-column" style:name="co2">
      <style:table-column-properties style:column-width="2.117cm" style:use-optimal-column-width="false" loext:column-width-sym="10.6918" fo:break-before="auto"/>
    </style:style>
    <style:style style:family="table-column" style:name="co3">
      <style:table-column-properties style:column-width="7.726cm" style:use-optimal-column-width="false" loext:column-width-sym="41.013" fo:break-before="auto"/>
    </style:style>
    <style:style style:family="table-column" style:name="co4">
      <style:table-column-properties style:column-width="2.011cm" style:use-optimal-column-width="false" loext:column-width-sym="10.2116" fo:break-before="auto"/>
    </style:style>
    <style:style style:family="table-column" style:name="co5">
      <style:table-column-properties style:column-width="2.117cm" style:use-optimal-column-width="false" loext:column-width-sym="10.6918" fo:break-before="auto"/>
    </style:style>
    <style:style style:family="table-row" style:name="ro2">
      <style:table-row-properties style:row-height="16.25pt" style:use-optimal-row-height="false" fo:break-before="auto"/>
    </style:style>
    <style:style style:family="text" style:name="T1">
      <style:text-properties fo:font-family="Arial" fo:font-size="10pt" fo:font-style="normal" style:text-underline-type="none" fo:font-weight="bold"/>
    </style:style>
    <style:style style:family="table-row" style:name="ro3">
      <style:table-row-properties style:row-height="24.65pt" style:use-optimal-row-height="false" fo:break-before="auto"/>
    </style:style>
    <style:style style:family="text" style:name="T2">
      <style:text-properties fo:font-family="Arial" fo:font-size="8pt" fo:font-style="normal" style:text-underline-type="none" fo:font-weight="normal"/>
    </style:style>
    <style:style style:family="text" style:name="T3">
      <style:text-properties fo:font-family="Arial" fo:font-size="8pt" fo:font-style="normal" style:text-underline-type="none" fo:font-weight="normal"/>
    </style:style>
    <style:style style:family="text" style:name="T4">
      <style:text-properties fo:font-family="Arial" fo:font-size="8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5">
      <style:text-properties fo:font-family="Arial" fo:font-size="8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6">
      <style:text-properties fo:font-family="Arial" fo:font-size="8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7">
      <style:text-properties fo:font-family="Arial" fo:font-size="8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8">
      <style:text-properties fo:font-family="Arial" fo:font-size="8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9">
      <style:text-properties fo:font-family="Arial" fo:font-size="8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0">
      <style:text-properties fo:font-family="Arial" fo:font-size="8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1">
      <style:text-properties fo:font-family="Ubuntu" fo:font-size="8pt" fo:font-style="normal" style:text-underline-type="none" fo:font-weight="normal"/>
    </style:style>
    <style:style style:master-page-name="MasterPage2" style:family="table" style:name="ta2">
      <style:table-properties table:display="true"/>
    </style:style>
    <style:style style:family="table-column" style:name="co6">
      <style:table-column-properties style:column-width="1.746cm" loext:column-width-sym="8.664" fo:break-before="auto"/>
    </style:style>
    <style:style style:family="table-row" style:name="ro11">
      <style:table-row-properties style:row-height="0.5292cm" fo:break-before="auto"/>
    </style:style>
    <style:style style:family="table-column" style:name="co7">
      <style:table-column-properties style:column-width="7.594cm" style:use-optimal-column-width="false" loext:column-width-sym="40.229" fo:break-before="auto"/>
    </style:style>
    <style:style style:family="table-column" style:name="co8">
      <style:table-column-properties style:column-width="1.879cm" style:use-optimal-column-width="false" loext:column-width-sym="9.3786" fo:break-before="auto"/>
    </style:style>
    <style:style style:family="table-column" style:name="co9">
      <style:table-column-properties style:column-width="1.005cm" style:use-optimal-column-width="false" loext:column-width-sym="4.7236" fo:break-before="auto"/>
    </style:style>
    <style:style style:family="table-column" style:name="co10">
      <style:table-column-properties style:column-width="2.117cm" style:use-optimal-column-width="false" loext:column-width-sym="10.6722" fo:break-before="auto"/>
    </style:style>
    <style:style style:family="table-row" style:name="ro12">
      <style:table-row-properties style:row-height="34.2pt" style:use-optimal-row-height="false" fo:break-before="auto"/>
    </style:style>
    <style:style style:family="text" style:name="T15">
      <style:text-properties fo:font-family="Arial" fo:font-size="12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font-family="Arial" fo:font-size="8pt" fo:font-style="normal" style:text-underline-type="none" fo:font-weight="normal"/>
    </style:style>
    <style:style style:family="text" style:name="T17">
      <style:text-properties fo:font-family="Arial" fo:font-size="8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8">
      <style:text-properties fo:font-family="Arial" fo:font-size="8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9">
      <style:text-properties fo:font-family="Arial" fo:font-size="8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20">
      <style:text-properties fo:font-family="Arial" fo:font-size="8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1">
      <style:text-properties fo:font-family="Arial" fo:font-size="8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2">
      <style:text-properties fo:font-family="Arial" fo:font-size="8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3">
      <style:text-properties fo:font-family="Arial" fo:font-size="8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4">
      <style:text-properties fo:font-family="Arial" fo:font-size="8pt" fo:font-style="normal" style:text-underline-type="none" fo:font-weight="normal"/>
    </style:style>
    <style:style style:family="table-row" style:name="ro21">
      <style:table-row-properties style:row-height="6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11">
      <style:table-column-properties style:column-width="1.746cm" loext:column-width-sym="8.664" fo:break-before="auto"/>
    </style:style>
    <style:style style:family="table-row" style:name="ro22">
      <style:table-row-properties style:row-height="0.5292cm" fo:break-before="auto"/>
    </style:style>
    <style:style style:family="table-column" style:name="co12">
      <style:table-column-properties style:column-width="1.614cm" style:use-optimal-column-width="false" loext:column-width-sym="7.9478" fo:break-before="auto"/>
    </style:style>
    <style:style style:family="table-column" style:name="co13">
      <style:table-column-properties style:column-width="13.02cm" style:use-optimal-column-width="false" loext:column-width-sym="69.5604" fo:break-before="auto"/>
    </style:style>
    <style:style style:family="table-column" style:name="co14">
      <style:table-column-properties style:column-width="1.614cm" style:use-optimal-column-width="false" loext:column-width-sym="7.9478" fo:break-before="auto"/>
    </style:style>
    <style:style style:family="table-column" style:name="co15">
      <style:table-column-properties style:column-width="2.117cm" style:use-optimal-column-width="false" loext:column-width-sym="10.6722" fo:break-before="auto"/>
    </style:style>
    <style:style style:family="table-row" style:name="ro23">
      <style:table-row-properties style:row-height="14.9pt" style:use-optimal-row-height="false" fo:break-before="auto"/>
    </style:style>
    <style:style style:family="text" style:name="T28">
      <style:text-properties fo:font-family="Arial" fo:font-size="10pt" fo:font-style="normal" style:text-underline-type="none" fo:font-weight="normal"/>
    </style:style>
    <style:style style:family="text" style:name="T29">
      <style:text-properties fo:font-family="Arial" fo:font-size="10pt" fo:font-style="normal" style:text-underline-type="none" fo:font-weight="normal"/>
    </style:style>
    <style:style style:family="text" style:name="T30">
      <style:text-properties fo:font-family="Arial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31">
      <style:text-properties fo:font-family="Arial" fo:font-size="8pt" fo:font-style="normal" style:text-underline-type="none" fo:font-weight="normal"/>
    </style:style>
    <style:style style:family="text" style:name="T32">
      <style:text-properties fo:font-family="Arial" fo:font-size="8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33">
      <style:text-properties fo:font-family="Arial" fo:font-size="8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34">
      <style:text-properties fo:font-family="Arial" fo:font-size="8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5">
      <style:text-properties fo:font-family="Arial" fo:font-size="8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6">
      <style:text-properties fo:font-family="Arial" fo:font-size="8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7">
      <style:text-properties fo:font-family="Arial" fo:font-size="8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8">
      <style:text-properties fo:font-family="Arial" fo:font-size="8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9">
      <style:text-properties fo:font-family="Arial" fo:font-size="8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40">
      <style:text-properties fo:font-family="Arial" fo:font-size="8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41">
      <style:text-properties fo:font-family="Arial" fo:font-size="8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42">
      <style:text-properties fo:font-family="Arial" fo:font-size="8pt" fo:font-style="normal" style:text-underline-type="none" fo:font-weight="normal"/>
    </style:style>
    <style:style style:family="text" style:name="T43">
      <style:text-properties fo:font-family="Arial" fo:font-size="8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44">
      <style:text-properties fo:font-family="Arial" fo:font-size="8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45">
      <style:text-properties fo:font-family="Arial" fo:font-size="8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6">
      <style:text-properties fo:font-family="Arial" fo:font-size="8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7">
      <style:text-properties fo:font-family="Arial" fo:font-size="8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8">
      <style:text-properties fo:font-family="Arial" fo:font-size="8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9">
      <style:text-properties fo:font-family="Arial" fo:font-size="8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50">
      <style:text-properties fo:font-family="Arial" fo:font-size="8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able-row" style:name="ro43">
      <style:table-row-properties style:row-height="12.8pt" style:use-optimal-row-height="false" fo:break-before="auto"/>
    </style:style>
    <style:style style:family="table-row" style:name="ro44">
      <style:table-row-properties style:row-height="12.8pt" style:use-optimal-row-height="false" fo:break-before="auto"/>
    </style:style>
    <style:style style:family="table-row" style:name="ro45">
      <style:table-row-properties style:row-height="12.8pt" style:use-optimal-row-height="false" fo:break-before="auto"/>
    </style:style>
    <style:style style:family="table-row" style:name="ro46">
      <style:table-row-properties style:row-height="12.8pt" style:use-optimal-row-height="false" fo:break-before="auto"/>
    </style:style>
    <style:style style:family="table-row" style:name="ro47">
      <style:table-row-properties style:row-height="12.8pt" style:use-optimal-row-height="false" fo:break-before="auto"/>
    </style:style>
    <style:style style:family="table-row" style:name="ro48">
      <style:table-row-properties style:row-height="12.8pt" style:use-optimal-row-height="false" fo:break-before="auto"/>
    </style:style>
    <style:style style:family="table-row" style:name="ro49">
      <style:table-row-properties style:row-height="12.8pt" style:use-optimal-row-height="false" fo:break-before="auto"/>
    </style:style>
    <style:style style:family="table-row" style:name="ro50">
      <style:table-row-properties style:row-height="12.8pt" style:use-optimal-row-height="false" fo:break-before="auto"/>
    </style:style>
    <style:style style:family="table-row" style:name="ro51">
      <style:table-row-properties style:row-height="12.8pt" style:use-optimal-row-height="false" fo:break-before="auto"/>
    </style:style>
    <style:style style:family="table-row" style:name="ro52">
      <style:table-row-properties style:row-height="12.8pt" style:use-optimal-row-height="false" fo:break-before="auto"/>
    </style:style>
    <style:style style:family="table-row" style:name="ro53">
      <style:table-row-properties style:row-height="12.8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16">
      <style:table-column-properties style:column-width="1.746cm" loext:column-width-sym="8.664" fo:break-before="auto"/>
    </style:style>
    <style:style style:family="table-row" style:name="ro54">
      <style:table-row-properties style:row-height="0.5292cm" fo:break-before="auto"/>
    </style:style>
    <style:style style:family="table-column" style:name="co17">
      <style:table-column-properties style:column-width="12.75cm" style:use-optimal-column-width="false" loext:column-width-sym="68.1688" fo:break-before="auto"/>
    </style:style>
    <style:style style:family="table-column" style:name="co18">
      <style:table-column-properties style:column-width="2.117cm" style:use-optimal-column-width="false" loext:column-width-sym="10.731" fo:break-before="auto"/>
    </style:style>
    <style:style style:family="table-column" style:name="co19">
      <style:table-column-properties style:column-width="2.117cm" style:use-optimal-column-width="false" loext:column-width-sym="10.6722" fo:break-before="auto"/>
    </style:style>
    <style:style style:family="table-row" style:name="ro55">
      <style:table-row-properties style:row-height="14.95pt" style:use-optimal-row-height="false" fo:break-before="auto"/>
    </style:style>
    <style:style style:family="text" style:name="T54">
      <style:text-properties fo:font-family="Arial" fo:font-size="10pt" fo:font-style="normal" style:text-underline-type="none" fo:font-weight="normal"/>
    </style:style>
  </office:automatic-styles>
  <office:body>
    <office:spreadsheet>
      <table:content-validations>
        <table:content-validation table:name="DataValidation_1" table:condition="of:cell-content-is-decimal-number() and cell-content()&lt;=1" table:allow-empty-cell="false" table:base-cell-address="grupo.C3">
          <table:error-message table:message-type="stop" table:display="true"/>
          <table:help-message table:display="false"/>
        </table:content-validation>
        <table:content-validation table:name="DataValidation_2" table:condition="of:cell-content-is-in-list(&quot;não&quot;;&quot;sim&quot;;&quot;&quot;)" table:allow-empty-cell="false" table:base-cell-address="requisitos.C2">
          <table:error-message table:message-type="stop" table:display="true"/>
          <table:help-message table:display="false"/>
        </table:content-validation>
      </table:content-validations>
      <table:table table:name="grupo" table:style-name="ta1">
        <table:table-column table:style-name="co2" table:default-cell-style-name="Default"/>
        <table:table-header-columns/>
        <table:table-column table:style-name="co3" table:default-cell-style-name="Default"/>
        <table:table-header-columns/>
        <table:table-column table:style-name="co4" table:default-cell-style-name="Default"/>
        <table:table-header-columns/>
        <table:table-column table:number-columns-repeated="1121" table:style-name="co5" table:default-cell-style-name="Default"/>
        <table:table-header-columns/>
        <table:table-column table:style-name="co1" table:default-cell-style-name="Default"/>
        <table:table-header-columns/>
        <table:table-row table:style-name="ro2">
          <table:table-cell table:style-name="ce4" office:value-type="string" calcext:value-type="string" table:number-columns-spanned="3" table:number-rows-spanned="1">
            <text:p><text:span text:style-name="T1">Grupo D1 (IML)</text:span></text:p>
          </table:table-cell>
          <table:covered-table-cell table:style-name="ce5"/>
          <table:covered-table-cell table:style-name="ce6"/>
          <table:table-cell table:number-columns-repeated="1024"/>
        </table:table-row>
        <table:table-row table:style-name="ro3">
          <table:table-cell table:style-name="ce5" office:value-type="string" calcext:value-type="string">
            <text:p><text:span text:style-name="T2">NMec</text:span></text:p>
          </table:table-cell>
          <table:table-cell table:style-name="ce5" office:value-type="string" calcext:value-type="string">
            <text:p><text:span text:style-name="T3">Nome</text:span></text:p>
          </table:table-cell>
          <table:table-cell table:style-name="ce6" office:value-type="string" calcext:value-type="string">
            <text:p><text:span text:style-name="T4">Participação global</text:span></text:p>
          </table:table-cell>
          <table:table-cell table:number-columns-repeated="1024"/>
        </table:table-row>
        <table:table-row table:style-name="ro4">
          <table:table-cell table:style-name="ce7" office:value-type="float" calcext:value-type="float" office:value="108002">
            <text:p>108002</text:p>
          </table:table-cell>
          <table:table-cell table:style-name="ce8" office:value-type="string" calcext:value-type="string">
            <text:p><text:span text:style-name="T5">ADRIANA CARDOSO ROCHA</text:span></text:p>
          </table:table-cell>
          <table:table-cell table:style-name="ce9" table:content-validation-name="DataValidation_1" table:formula="of:=(100/6)%" office:value-type="percentage" calcext:value-type="percentage" office:value="0.16666666666666669">
            <text:p>0.16666666666666669</text:p>
          </table:table-cell>
          <table:table-cell table:number-columns-repeated="1024"/>
        </table:table-row>
        <table:table-row table:style-name="ro5">
          <table:table-cell table:style-name="ce7" office:value-type="float" calcext:value-type="float" office:value="108212">
            <text:p>108212</text:p>
          </table:table-cell>
          <table:table-cell table:style-name="ce8" office:value-type="string" calcext:value-type="string">
            <text:p><text:span text:style-name="T6">DIOGO SILVA GOMES PAIS E SILVA</text:span></text:p>
          </table:table-cell>
          <table:table-cell table:style-name="ce9" table:content-validation-name="DataValidation_1" table:formula="of:=(100/6)%" office:value-type="percentage" calcext:value-type="percentage" office:value="0.16666666666666669">
            <text:p>0.16666666666666669</text:p>
          </table:table-cell>
          <table:table-cell table:number-columns-repeated="1024"/>
        </table:table-row>
        <table:table-row table:style-name="ro6">
          <table:table-cell table:style-name="ce7" office:value-type="float" calcext:value-type="float" office:value="113304">
            <text:p>113304</text:p>
          </table:table-cell>
          <table:table-cell table:style-name="ce8" office:value-type="string" calcext:value-type="string">
            <text:p><text:span text:style-name="T7">DUARTE RAINHO DOS SANTOS</text:span></text:p>
          </table:table-cell>
          <table:table-cell table:style-name="ce9" table:content-validation-name="DataValidation_1" table:formula="of:=(100/6)%" office:value-type="percentage" calcext:value-type="percentage" office:value="0.16666666666666669">
            <text:p>0.16666666666666669</text:p>
          </table:table-cell>
          <table:table-cell table:number-columns-repeated="1024"/>
        </table:table-row>
        <table:table-row table:style-name="ro7">
          <table:table-cell table:style-name="ce7" office:value-type="float" calcext:value-type="float" office:value="108689">
            <text:p>108689</text:p>
          </table:table-cell>
          <table:table-cell table:style-name="ce8" office:value-type="string" calcext:value-type="string">
            <text:p><text:span text:style-name="T8">GABRIEL JANICAS DA SILVA</text:span></text:p>
          </table:table-cell>
          <table:table-cell table:style-name="ce9" table:content-validation-name="DataValidation_1" table:formula="of:=(100/6)%" office:value-type="percentage" calcext:value-type="percentage" office:value="0.16666666666666669">
            <text:p>0.16666666666666669</text:p>
          </table:table-cell>
          <table:table-cell table:style-name="ce10"/>
          <table:table-cell table:style-name="ce11"/>
          <table:table-cell table:style-name="ce10"/>
          <table:table-cell table:number-columns-repeated="1024"/>
        </table:table-row>
        <table:table-row table:style-name="ro8">
          <table:table-cell table:style-name="ce7" office:value-type="float" calcext:value-type="float" office:value="108939">
            <text:p>108939</text:p>
          </table:table-cell>
          <table:table-cell table:style-name="ce8" office:value-type="string" calcext:value-type="string">
            <text:p><text:span text:style-name="T9">RODRIGO MIGUEL BARROS MOÇO</text:span></text:p>
          </table:table-cell>
          <table:table-cell table:style-name="ce9" table:content-validation-name="DataValidation_1" table:formula="of:=(100/6)%" office:value-type="percentage" calcext:value-type="percentage" office:value="0.16666666666666669">
            <text:p>0.16666666666666669</text:p>
          </table:table-cell>
          <table:table-cell table:number-columns-repeated="1024"/>
        </table:table-row>
        <table:table-row table:style-name="ro9">
          <table:table-cell table:style-name="ce7" office:value-type="float" calcext:value-type="float" office:value="114184">
            <text:p>114184</text:p>
          </table:table-cell>
          <table:table-cell table:style-name="ce8" office:value-type="string" calcext:value-type="string">
            <text:p><text:span text:style-name="T10">TIAGO ROCHA GARCIA</text:span></text:p>
          </table:table-cell>
          <table:table-cell table:style-name="ce9" table:content-validation-name="DataValidation_1" table:formula="of:=(100/6)%" office:value-type="percentage" calcext:value-type="percentage" office:value="0.16666666666666669">
            <text:p>0.16666666666666669</text:p>
          </table:table-cell>
          <table:table-cell table:number-columns-repeated="1024"/>
        </table:table-row>
        <table:table-row table:style-name="ro10">
          <table:table-cell table:style-name="ce12"/>
          <table:table-cell table:style-name="ce13" office:value-type="string" calcext:value-type="string">
            <text:p><text:span text:style-name="T11">Total:</text:span></text:p>
          </table:table-cell>
          <table:table-cell table:style-name="ce14" table:formula="of:=SUM([.C3:.C8])" office:value-type="percentage" calcext:value-type="percentage" office:value="1.0000000000000002">
            <text:p>1.0000000000000002</text:p>
          </table:table-cell>
          <table:table-cell table:number-columns-repeated="1024"/>
        </table:table-row>
        <table:table-row table:number-rows-repeated="55" table:style-name="ro1">
          <table:table-cell table:number-columns-repeated="1024"/>
        </table:table-row>
        <calcext:conditional-formats>
          <calcext:conditional-format calcext:target-range-address="C9">
            <calcext:condition calcext:base-cell-address="grupo.C9" calcext:apply-style-name="dx_ce28" calcext:value="&gt; 1"/>
          </calcext:conditional-format>
          <calcext:conditional-format calcext:target-range-address="C9">
            <calcext:condition calcext:base-cell-address="grupo.C9" calcext:apply-style-name="dx_ce29" calcext:value="= 1"/>
          </calcext:conditional-format>
        </calcext:conditional-formats>
      </table:table>
      <table:table table:name="participação" table:style-name="ta2">
        <table:table-column table:style-name="co7" table:default-cell-style-name="Default"/>
        <table:table-header-columns/>
        <table:table-column table:number-columns-repeated="6" table:style-name="co8" table:default-cell-style-name="Default"/>
        <table:table-header-columns/>
        <table:table-column table:style-name="co9" table:default-cell-style-name="Default"/>
        <table:table-header-columns/>
        <table:table-column table:number-columns-repeated="1113" table:style-name="co10" table:default-cell-style-name="Default"/>
        <table:table-header-columns/>
        <table:table-column table:style-name="co6" table:default-cell-style-name="Default"/>
        <table:table-header-columns/>
        <table:table-row table:style-name="ro12">
          <table:table-cell table:style-name="ce15" office:value-type="string" calcext:value-type="string">
            <text:p><text:span text:style-name="T15">Participação por tópico</text:span></text:p>
          </table:table-cell>
          <table:table-cell table:style-name="ce16" table:formula="of:=IF([.B2]=&quot;---&quot;;&quot;---&quot;;VLOOKUP([.B2];[$grupo.$A$3:$grupo.$B$8];2;0))" office:value-type="string" calcext:value-type="string" office:string-value="ADRIANA CARDOSO ROCHA">
            <text:p>ADRIANA CARDOSO ROCHA</text:p>
          </table:table-cell>
          <table:table-cell table:style-name="ce16" table:formula="of:=IF([.C2]=&quot;---&quot;;&quot;---&quot;;VLOOKUP([.C2];[$grupo.$A$3:$grupo.$B$8];2;0))" office:value-type="string" calcext:value-type="string" office:string-value="DIOGO SILVA GOMES PAIS E SILVA">
            <text:p>DIOGO SILVA GOMES PAIS E SILVA</text:p>
          </table:table-cell>
          <table:table-cell table:style-name="ce16" table:formula="of:=IF([.D2]=&quot;---&quot;;&quot;---&quot;;VLOOKUP([.D2];[$grupo.$A$3:$grupo.$B$8];2;0))" office:value-type="string" calcext:value-type="string" office:string-value="DUARTE RAINHO DOS SANTOS">
            <text:p>DUARTE RAINHO DOS SANTOS</text:p>
          </table:table-cell>
          <table:table-cell table:style-name="ce16" table:formula="of:=IF([.E2]=&quot;---&quot;;&quot;---&quot;;VLOOKUP([.E2];[$grupo.$A$3:$grupo.$B$8];2;0))" office:value-type="string" calcext:value-type="string" office:string-value="GABRIEL JANICAS DA SILVA">
            <text:p>GABRIEL JANICAS DA SILVA</text:p>
          </table:table-cell>
          <table:table-cell table:style-name="ce16" table:formula="of:=IF([.F2]=&quot;---&quot;;&quot;---&quot;;VLOOKUP([.F2];[$grupo.$A$3:$grupo.$B$8];2;0))" office:value-type="string" calcext:value-type="string" office:string-value="RODRIGO MIGUEL BARROS MOÇO">
            <text:p>RODRIGO MIGUEL BARROS MOÇO</text:p>
          </table:table-cell>
          <table:table-cell table:style-name="ce16" table:formula="of:=IF([.G2]=&quot;---&quot;;&quot;---&quot;;VLOOKUP([.G2];[$grupo.$A$3:$grupo.$B$8];2;0))" office:value-type="string" calcext:value-type="string" office:string-value="TIAGO ROCHA GARCIA">
            <text:p>TIAGO ROCHA GARCIA</text:p>
          </table:table-cell>
          <table:table-cell table:style-name="ce5"/>
          <table:table-cell table:style-name="ce17"/>
          <table:table-cell table:number-columns-repeated="1024"/>
        </table:table-row>
        <table:table-row table:style-name="ro13">
          <table:table-cell table:style-name="ce5" office:value-type="string" calcext:value-type="string">
            <text:p><text:span text:style-name="T16">Tópico</text:span></text:p>
          </table:table-cell>
          <table:table-cell table:style-name="ce18" table:formula="of:=IF([grupo.A3]=0;&quot;---&quot;;[grupo.A3])" office:value-type="float" calcext:value-type="float" office:value="108002">
            <text:p>108002</text:p>
          </table:table-cell>
          <table:table-cell table:style-name="ce18" table:formula="of:=IF([grupo.A4]=0;&quot;---&quot;;[grupo.A4])" office:value-type="float" calcext:value-type="float" office:value="108212">
            <text:p>108212</text:p>
          </table:table-cell>
          <table:table-cell table:style-name="ce18" table:formula="of:=IF([grupo.A5]=0;&quot;---&quot;;[grupo.A5])" office:value-type="float" calcext:value-type="float" office:value="113304">
            <text:p>113304</text:p>
          </table:table-cell>
          <table:table-cell table:style-name="ce18" table:formula="of:=IF([grupo.A6]=0;&quot;---&quot;;[grupo.A6])" office:value-type="float" calcext:value-type="float" office:value="108689">
            <text:p>108689</text:p>
          </table:table-cell>
          <table:table-cell table:style-name="ce18" table:formula="of:=IF([grupo.A7]=0;&quot;---&quot;;[grupo.A7])" office:value-type="float" calcext:value-type="float" office:value="108939">
            <text:p>108939</text:p>
          </table:table-cell>
          <table:table-cell table:style-name="ce18" table:formula="of:=IF([grupo.A8]=0;&quot;---&quot;;[grupo.A8])" office:value-type="float" calcext:value-type="float" office:value="114184">
            <text:p>114184</text:p>
          </table:table-cell>
          <table:table-cell table:style-name="ce5" office:value-type="string" calcext:value-type="string">
            <text:p><text:span text:style-name="T17">sum</text:span></text:p>
          </table:table-cell>
          <table:table-cell table:style-name="ce17"/>
          <table:table-cell table:number-columns-repeated="1024"/>
        </table:table-row>
        <table:table-row table:style-name="ro14">
          <table:table-cell table:style-name="ce8" office:value-type="string" calcext:value-type="string">
            <text:p><text:span text:style-name="T18">Linguagem secundária (gramática, semântica, interpretação)</text:span>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SUM([.B3:.G3])" office:value-type="percentage" calcext:value-type="percentage" office:value="1.0000000000000002">
            <text:p>1.0000000000000002</text:p>
          </table:table-cell>
          <table:table-cell table:number-columns-repeated="1024"/>
        </table:table-row>
        <table:table-row table:style-name="ro15">
          <table:table-cell table:style-name="ce8" office:value-type="string" calcext:value-type="string">
            <text:p><text:span text:style-name="T19">Linguagem secundária (teste)</text:span>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SUM([.B4:.G4])" office:value-type="percentage" calcext:value-type="percentage" office:value="1.0000000000000002">
            <text:p>1.0000000000000002</text:p>
          </table:table-cell>
          <table:table-cell table:number-columns-repeated="1024"/>
        </table:table-row>
        <table:table-row table:style-name="ro16">
          <table:table-cell table:style-name="ce8" office:value-type="string" calcext:value-type="string">
            <text:p><text:span text:style-name="T20">Gramática (principal):</text:span>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SUM([.B5:.G5])" office:value-type="percentage" calcext:value-type="percentage" office:value="1.0000000000000002">
            <text:p>1.0000000000000002</text:p>
          </table:table-cell>
          <table:table-cell table:number-columns-repeated="1024"/>
        </table:table-row>
        <table:table-row table:style-name="ro17">
          <table:table-cell table:style-name="ce8" office:value-type="string" calcext:value-type="string">
            <text:p><text:span text:style-name="T21">Análise semântica (principal):</text:span>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SUM([.B6:.G6])" office:value-type="percentage" calcext:value-type="percentage" office:value="1.0000000000000002">
            <text:p>1.0000000000000002</text:p>
          </table:table-cell>
          <table:table-cell table:number-columns-repeated="1024"/>
        </table:table-row>
        <table:table-row table:style-name="ro18">
          <table:table-cell table:style-name="ce8" office:value-type="string" calcext:value-type="string">
            <text:p><text:span text:style-name="T22">Geração de código:</text:span>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SUM([.B7:.G7])" office:value-type="percentage" calcext:value-type="percentage" office:value="1.0000000000000002">
            <text:p>1.0000000000000002</text:p>
          </table:table-cell>
          <table:table-cell table:number-columns-repeated="1024"/>
        </table:table-row>
        <table:table-row table:style-name="ro19">
          <table:table-cell table:style-name="ce8" office:value-type="string" calcext:value-type="string">
            <text:p><text:span text:style-name="T23">Teste (min*):</text:span>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SUM([.B8:.G8])" office:value-type="percentage" calcext:value-type="percentage" office:value="1.0000000000000002">
            <text:p>1.0000000000000002</text:p>
          </table:table-cell>
          <table:table-cell table:number-columns-repeated="1024"/>
        </table:table-row>
        <table:table-row table:style-name="ro20">
          <table:table-cell table:style-name="ce8" office:value-type="string" calcext:value-type="string">
            <text:p><text:span text:style-name="T24">Teste (outros programas):</text:span>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(100/6)%" office:value-type="percentage" calcext:value-type="percentage" office:value="0.16666666666666669">
            <text:p>0.16666666666666669</text:p>
          </table:table-cell>
          <table:table-cell table:style-name="ce19" table:formula="of:=SUM([.B9:.G9])" office:value-type="percentage" calcext:value-type="percentage" office:value="1.0000000000000002">
            <text:p>1.0000000000000002</text:p>
          </table:table-cell>
          <table:table-cell table:number-columns-repeated="1024"/>
        </table:table-row>
        <table:table-row table:style-name="ro21">
          <table:table-cell table:style-name="ce20"/>
          <table:table-cell table:style-name="ce5"/>
          <table:table-cell table:number-columns-repeated="6"/>
          <table:table-cell table:style-name="ce21"/>
          <table:table-cell table:number-columns-repeated="1024"/>
        </table:table-row>
        <table:table-row table:number-rows-repeated="54" table:style-name="ro11">
          <table:table-cell table:number-columns-repeated="1024"/>
        </table:table-row>
        <calcext:conditional-formats>
          <calcext:conditional-format calcext:target-range-address="H3:H9">
            <calcext:condition calcext:base-cell-address="participação.H3" calcext:apply-style-name="dx_ce30" calcext:value="&gt; 1"/>
          </calcext:conditional-format>
          <calcext:conditional-format calcext:target-range-address="H3:H9">
            <calcext:condition calcext:base-cell-address="participação.H3" calcext:apply-style-name="dx_ce31" calcext:value="= 1"/>
          </calcext:conditional-format>
          <calcext:conditional-format calcext:target-range-address="B3 B4 B5 B6 B7 B8 B9 C3 C4 C5 C6 C7 C8 C9 D3 D4 D5 D6 D7 D8 D9 E3 E4 E5 E6 E7 E8 E9 F3 F4 F5 F6 F7 F8 F9 G3 G4 G5 G6 G7 G8 G9">
            <calcext:condition calcext:base-cell-address="participação.B B B B B B B C C C C C C C D D D D D D D E E E E E E E F F F F F F F G G G G G G G345678934567893456789345678934567893456789" calcext:apply-style-name="dx_ce32" calcext:value="&lt; 0"/>
          </calcext:conditional-format>
        </calcext:conditional-formats>
      </table:table>
      <table:table table:name="requisitos" table:style-name="ta3">
        <table:table-column table:style-name="co12" table:default-cell-style-name="Default"/>
        <table:table-header-columns/>
        <table:table-column table:style-name="co13" table:default-cell-style-name="Default"/>
        <table:table-header-columns/>
        <table:table-column table:style-name="co14" table:default-cell-style-name="Default"/>
        <table:table-header-columns/>
        <table:table-column table:number-columns-repeated="1121" table:style-name="co15" table:default-cell-style-name="Default"/>
        <table:table-header-columns/>
        <table:table-column table:style-name="co11" table:default-cell-style-name="Default"/>
        <table:table-header-columns/>
        <table:table-row table:style-name="ro23">
          <table:table-cell table:style-name="ce22" office:value-type="string" calcext:value-type="string">
            <text:p><text:span text:style-name="T28">nível</text:span></text:p>
          </table:table-cell>
          <table:table-cell table:style-name="ce22" office:value-type="string" calcext:value-type="string">
            <text:p><text:span text:style-name="T29">Requisito</text:span></text:p>
          </table:table-cell>
          <table:table-cell table:style-name="ce22" office:value-type="string" calcext:value-type="string">
            <text:p><text:span text:style-name="T30">sim/não</text:span></text:p>
          </table:table-cell>
          <table:table-cell table:number-columns-repeated="1024"/>
        </table:table-row>
        <table:table-row table:style-name="ro24">
          <table:table-cell table:style-name="ce23" office:value-type="string" calcext:value-type="string" table:number-columns-spanned="1" table:number-rows-spanned="10">
            <text:p><text:span text:style-name="T31">Mínimo</text:span></text:p>
          </table:table-cell>
          <table:table-cell table:style-name="ce8" office:value-type="string" calcext:value-type="string">
            <text:p><text:span text:style-name="T32">Carregar e salvar imagens pgm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25">
          <table:table-cell table:style-name="ce23"/>
          <table:table-cell table:style-name="ce8" office:value-type="string" calcext:value-type="string">
            <text:p><text:span text:style-name="T33">Tipos de dados imagem, string, número e percentagem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26">
          <table:table-cell table:style-name="ce23"/>
          <table:table-cell table:style-name="ce8" office:value-type="string" calcext:value-type="string">
            <text:p><text:span text:style-name="T34">Expressões aritméticas numéricas e concatenação de texto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27">
          <table:table-cell table:style-name="ce23"/>
          <table:table-cell table:style-name="ce8" office:value-type="string" calcext:value-type="string">
            <text:p><text:span text:style-name="T35">Operações morfológicas, escala, flip, pixel a pixel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28">
          <table:table-cell table:style-name="ce23"/>
          <table:table-cell table:style-name="ce8" office:value-type="string" calcext:value-type="string">
            <text:p><text:span text:style-name="T36">Escrita stdout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29">
          <table:table-cell table:style-name="ce23"/>
          <table:table-cell table:style-name="ce8" office:value-type="string" calcext:value-type="string">
            <text:p><text:span text:style-name="T37">Leitura stdin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30">
          <table:table-cell table:style-name="ce12"/>
          <table:table-cell table:style-name="ce8" office:value-type="string" calcext:value-type="string">
            <text:p><text:span text:style-name="T38">Conversão tipos de dados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31">
          <table:table-cell table:style-name="ce12"/>
          <table:table-cell table:style-name="ce8" office:value-type="string" calcext:value-type="string">
            <text:p><text:span text:style-name="T39">Desenho de imagens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32">
          <table:table-cell table:style-name="ce12"/>
          <table:table-cell table:style-name="ce8" office:value-type="string" calcext:value-type="string">
            <text:p><text:span text:style-name="T40">Verificação semântica do sistema de tipos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33">
          <table:table-cell table:style-name="ce12"/>
          <table:table-cell table:style-name="ce8" office:value-type="string" calcext:value-type="string">
            <text:p><text:span text:style-name="T41">Linguagem secundária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34">
          <table:table-cell table:style-name="ce25" office:value-type="string" calcext:value-type="string" table:number-columns-spanned="1" table:number-rows-spanned="7">
            <text:p><text:span text:style-name="T42">Desejável</text:span></text:p>
          </table:table-cell>
          <table:table-cell table:style-name="ce26" office:value-type="string" calcext:value-type="string">
            <text:p><text:span text:style-name="T43">Expressões booleanas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35">
          <table:table-cell table:style-name="ce25"/>
          <table:table-cell table:style-name="ce26" office:value-type="string" calcext:value-type="string">
            <text:p><text:span text:style-name="T44">Instrução condicional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36">
          <table:table-cell table:style-name="ce25"/>
          <table:table-cell table:style-name="ce26" office:value-type="string" calcext:value-type="string">
            <text:p><text:span text:style-name="T45">Outras intruções iterativas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37">
          <table:table-cell table:style-name="ce25"/>
          <table:table-cell table:style-name="ce26" office:value-type="string" calcext:value-type="string">
            <text:p><text:span text:style-name="T46">Operadores any pixel, all pixel, count pixel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38">
          <table:table-cell table:style-name="ce25"/>
          <table:table-cell table:style-name="ce26" office:value-type="string" calcext:value-type="string">
            <text:p><text:span text:style-name="T47">Tipo de dados lista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39">
          <table:table-cell table:style-name="ce25"/>
          <table:table-cell table:style-name="ce26" office:value-type="string" calcext:value-type="string">
            <text:p><text:span text:style-name="T48">Gerar filme gif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40">
          <table:table-cell table:style-name="ce26"/>
          <table:table-cell table:style-name="ce26" office:value-type="string" calcext:value-type="string">
            <text:p><text:span text:style-name="T49">Operações top hat, black hat</text:span></text:p>
          </table:table-cell>
          <table:table-cell table:style-name="ce24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41">
          <table:table-cell table:style-name="ce23" office:value-type="string" calcext:value-type="string" table:number-columns-spanned="1" table:number-rows-spanned="13">
            <text:p><text:span text:style-name="T50">Avançado</text:span></text:p>
          </table:table-cell>
          <table:table-cell table:style-name="ce8" office:value-type="string" calcext:value-type="string">
            <text:p>Funções e Variáveis locais</text:p>
          </table:table-cell>
          <table:table-cell table:style-name="ce23" table:content-validation-name="DataValidation_2" office:value-type="string" calcext:value-type="string">
            <text:p>não</text:p>
          </table:table-cell>
          <table:table-cell table:number-columns-repeated="1024"/>
        </table:table-row>
        <table:table-row table:style-name="ro42">
          <table:table-cell table:style-name="ce23"/>
          <table:table-cell table:style-name="ce8" office:value-type="string" calcext:value-type="string">
            <text:p>Tabela de símbolos com scoping</text:p>
          </table:table-cell>
          <table:table-cell table:style-name="ce23" table:content-validation-name="DataValidation_2" office:value-type="string" calcext:value-type="string">
            <text:p>não</text:p>
          </table:table-cell>
          <table:table-cell table:number-columns-repeated="1024"/>
        </table:table-row>
        <table:table-row table:style-name="ro43">
          <table:table-cell table:style-name="ce23"/>
          <table:table-cell table:style-name="ce8" office:value-type="string" calcext:value-type="string">
            <text:p>Runtime Error Handling</text:p>
          </table:table-cell>
          <table:table-cell table:style-name="ce23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44">
          <table:table-cell table:style-name="ce23"/>
          <table:table-cell table:style-name="ce8" office:value-type="string" calcext:value-type="string">
            <text:p>Imagens com Cor</text:p>
          </table:table-cell>
          <table:table-cell table:style-name="ce23" table:content-validation-name="DataValidation_2" office:value-type="string" calcext:value-type="string">
            <text:p>não</text:p>
          </table:table-cell>
          <table:table-cell table:number-columns-repeated="1024"/>
        </table:table-row>
        <table:table-row table:style-name="ro45">
          <table:table-cell table:style-name="ce23"/>
          <table:table-cell table:style-name="ce8" office:value-type="string" calcext:value-type="string">
            <text:p>Extended Error Recovery</text:p>
          </table:table-cell>
          <table:table-cell table:style-name="ce23" table:content-validation-name="DataValidation_2" office:value-type="string" calcext:value-type="string">
            <text:p>sim</text:p>
          </table:table-cell>
          <table:table-cell table:number-columns-repeated="1024"/>
        </table:table-row>
        <table:table-row table:style-name="ro46">
          <table:table-cell table:style-name="ce23"/>
          <table:table-cell table:style-name="ce8"/>
          <table:table-cell table:style-name="ce23" table:content-validation-name="DataValidation_2"/>
          <table:table-cell table:number-columns-repeated="1024"/>
        </table:table-row>
        <table:table-row table:style-name="ro47">
          <table:table-cell table:style-name="ce8"/>
          <table:table-cell/>
          <table:table-cell table:style-name="ce23" table:content-validation-name="DataValidation_2"/>
          <table:table-cell table:number-columns-repeated="1024"/>
        </table:table-row>
        <table:table-row table:style-name="ro48">
          <table:table-cell table:style-name="ce8"/>
          <table:table-cell/>
          <table:table-cell table:style-name="ce23" table:content-validation-name="DataValidation_2"/>
          <table:table-cell table:number-columns-repeated="1024"/>
        </table:table-row>
        <table:table-row table:style-name="ro49">
          <table:table-cell table:style-name="ce8"/>
          <table:table-cell/>
          <table:table-cell table:style-name="ce23" table:content-validation-name="DataValidation_2"/>
          <table:table-cell table:number-columns-repeated="1024"/>
        </table:table-row>
        <table:table-row table:style-name="ro50">
          <table:table-cell table:style-name="ce8"/>
          <table:table-cell/>
          <table:table-cell table:style-name="ce23" table:content-validation-name="DataValidation_2"/>
          <table:table-cell table:number-columns-repeated="1024"/>
        </table:table-row>
        <table:table-row table:style-name="ro51">
          <table:table-cell table:style-name="ce8"/>
          <table:table-cell/>
          <table:table-cell table:style-name="ce23" table:content-validation-name="DataValidation_2"/>
          <table:table-cell table:number-columns-repeated="1024"/>
        </table:table-row>
        <table:table-row table:style-name="ro52">
          <table:table-cell table:style-name="ce8"/>
          <table:table-cell/>
          <table:table-cell table:style-name="ce23" table:content-validation-name="DataValidation_2"/>
          <table:table-cell table:number-columns-repeated="1024"/>
        </table:table-row>
        <table:table-row table:style-name="ro53">
          <table:table-cell table:style-name="ce8"/>
          <table:table-cell/>
          <table:table-cell table:style-name="ce23" table:content-validation-name="DataValidation_2"/>
          <table:table-cell table:number-columns-repeated="1024"/>
        </table:table-row>
        <table:table-row table:number-rows-repeated="33" table:style-name="ro22">
          <table:table-cell table:number-columns-repeated="1024"/>
        </table:table-row>
      </table:table>
      <table:table table:name="comentário" table:style-name="ta4">
        <table:table-column table:style-name="co17" table:default-cell-style-name="Default"/>
        <table:table-header-columns/>
        <table:table-column table:number-columns-repeated="61" table:style-name="co18" table:default-cell-style-name="Default"/>
        <table:table-header-columns/>
        <table:table-column table:number-columns-repeated="1062" table:style-name="co19" table:default-cell-style-name="Default"/>
        <table:table-header-columns/>
        <table:table-column table:style-name="co16" table:default-cell-style-name="Default"/>
        <table:table-header-columns/>
        <table:table-row table:style-name="ro55">
          <table:table-cell table:style-name="ce22" office:value-type="string" calcext:value-type="string">
            <text:p><text:span text:style-name="T54">Comentários</text:span></text:p>
          </table:table-cell>
          <table:table-cell table:style-name="ce27"/>
          <table:table-cell table:number-columns-repeated="1024"/>
        </table:table-row>
        <table:table-row table:number-rows-repeated="63" table:style-name="ro5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Tlwg Typo" svg:font-family="Tlwg Typo"/>
    <style:font-face style:name="Ubuntu" svg:font-family="Ubuntu"/>
    <style:font-face style:name="Arial" svg:font-family="Arial"/>
  </office:font-face-decls>
  <office:styles>
    <style:default-style style:family="table-cell"/>
    <number:number-style style:name="NF10001">
      <number:number number:decimal-places="0" number:min-integer-digits="6"/>
    </number:number-style>
    <number:percentage-style style:name="NF10003">
      <number:number number:decimal-places="2" number:min-integer-digits="1"/>
      <number:text>%</number:text>
    </number:percentage-style>
    <number:percentage-style style:name="NF10004">
      <number:number number:decimal-places="0" number:min-integer-digits="1"/>
      <number:text>%</number:text>
    </number:percentage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Arial" style:font-family-asian="Arial" style:font-family-complex="Arial" fo:font-size="10pt" style:font-size-asian="10pt" style:font-size-complex="10pt" fo:font-style="normal" fo:font-weight="normal"/>
    </style:style>
    <style:style style:family="table-cell" style:name="dx_ce28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29">
      <style:table-cell-properties fo:background-color="#81D41A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family="table-cell" style:name="dx_ce30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31">
      <style:table-cell-properties fo:background-color="#81D41A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family="table-cell" style:name="dx_ce32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 style:first-page-number="1" style:scale-to="100%"/>
      <style:header-style>
        <style:header-footer-properties svg:height="2.603cm" fo:min-height="2.603cm"/>
      </style:header-style>
      <style:footer-style>
        <style:header-footer-properties fo:min-height="2.603cm"/>
      </style:footer-style>
    </style:page-layout>
    <style:page-layout style:name="Mpm2">
      <style:page-layout-properties fo:page-width="21cm" fo:page-height="29.7cm" style:print-orientation="portrait" fo:margin-top="2cm" fo:margin-bottom="2cm" fo:margin-left="2cm" fo:margin-right="2cm" style:scale-to="100%"/>
      <style:header-style>
        <style:header-footer-properties svg:height="2.603cm" fo:min-height="2.603cm"/>
      </style:header-style>
      <style:footer-style>
        <style:header-footer-properties fo:min-height="2.603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4">
      <style:page-layout-properties fo:page-width="21cm" fo:page-height="29.7cm" style:print-orientation="portrait" fo:margin-top="2cm" fo:margin-bottom="2cm" fo:margin-left="2cm" fo:margin-right="2cm" style:scale-to="100%"/>
      <style:header-style>
        <style:header-footer-properties svg:height="2.603cm" fo:min-height="2.603cm"/>
      </style:header-style>
      <style:footer-style>
        <style:header-footer-properties fo:min-height="2.603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Arial" style:font-family-asian="Arial" style:font-family-complex="Arial" fo:font-size="10pt" style:font-size-asian="10pt" style:font-size-complex="10pt" fo:font-style="normal" fo:font-weight="normal"/>
    </style:style>
    <style:style style:family="text" style:name="T12">
      <style:text-properties fo:font-family="-" fo:font-size="20pt" fo:font-weight="bold"/>
    </style:style>
    <style:style style:family="text" style:name="T13">
      <style:text-properties fo:font-family="-" fo:font-size="20pt" fo:font-weight="bold"/>
    </style:style>
    <style:style style:family="text" style:name="T14">
      <style:text-properties fo:font-family="-" fo:font-size="20pt" fo:font-weight="bold"/>
    </style:style>
    <style:style style:family="text" style:name="T25">
      <style:text-properties fo:font-family="-" fo:font-size="20pt" fo:font-weight="bold"/>
    </style:style>
    <style:style style:family="text" style:name="T26">
      <style:text-properties fo:font-family="-" fo:font-size="20pt" fo:font-weight="bold"/>
    </style:style>
    <style:style style:family="text" style:name="T27">
      <style:text-properties fo:font-family="-" fo:font-size="20pt" fo:font-weight="bold"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5">
      <style:text-properties fo:font-family="-" fo:font-size="20pt" fo:font-weight="bold"/>
    </style:style>
    <style:style style:family="text" style:name="T56">
      <style:text-properties fo:font-family="-" fo:font-size="20pt" fo:font-weight="bold"/>
    </style:style>
    <style:style style:family="text" style:name="T57">
      <style:text-properties fo:font-family="-" fo:font-size="20pt" fo:font-weight="bold"/>
    </style:style>
  </office:automatic-styles>
  <office:master-styles>
    <style:master-page style:name="MasterPage1" style:page-layout-name="Mpm1">
      <style:footer>
        <text:span text:style-name="T13">Page </text:span>
        <text:span text:style-name="T14">
          <text:page-number>1</text:page-number>
        </text:span>
      </style:footer>
      <style:header>
        <text:span text:style-name="T12">
          <text:sheet-name>???</text:sheet-name>
        </text:span>
      </style:header>
    </style:master-page>
    <style:master-page style:name="MasterPage2" style:page-layout-name="Mpm2">
      <style:footer>
        <text:span text:style-name="T26">Page </text:span>
        <text:span text:style-name="T27">
          <text:page-number>1</text:page-number>
        </text:span>
      </style:footer>
      <style:header>
        <text:span text:style-name="T25">
          <text:sheet-name>???</text:sheet-name>
        </text:span>
      </style:header>
    </style:master-page>
    <style:master-page style:name="MasterPage3" style:page-layout-name="Mpm3">
      <style:footer>
        <text:span text:style-name="T52">Page </text:span>
        <text:span text:style-name="T53">
          <text:page-number>1</text:page-number>
        </text:span>
      </style:footer>
      <style:header>
        <text:span text:style-name="T51">
          <text:sheet-name>???</text:sheet-name>
        </text:span>
      </style:header>
    </style:master-page>
    <style:master-page style:name="MasterPage4" style:page-layout-name="Mpm4">
      <style:footer>
        <text:span text:style-name="T56">Page </text:span>
        <text:span text:style-name="T57">
          <text:page-number>1</text:page-number>
        </text:span>
      </style:footer>
      <style:header>
        <text:span text:style-name="T55">
          <text:sheet-name>???</text:sheet-name>
        </text:spa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3.21</meta:generator>
  </office:meta>
</office:document-meta>
</file>